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C0000022435374168ED3F50F8.png" manifest:media-type="image/png"/>
  <manifest:file-entry manifest:full-path="Pictures/100000000000017C00000200C06CD7452FD07DD7.png" manifest:media-type="image/png"/>
  <manifest:file-entry manifest:full-path="Pictures/10000000000002390000018122BDDBDAF07D4236.png" manifest:media-type="image/png"/>
  <manifest:file-entry manifest:full-path="Pictures/1000000000000155000000F63421DDF24161F140.png" manifest:media-type="image/png"/>
  <manifest:file-entry manifest:full-path="Pictures/1000000000000194000000ABF06777F4454E40D4.png" manifest:media-type="image/png"/>
  <manifest:file-entry manifest:full-path="Pictures/10000000000001C6000003478768C9042411C98D.png" manifest:media-type="image/png"/>
  <manifest:file-entry manifest:full-path="Pictures/100000000000020C00000181FCEBF8C6CC041B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0.187cm, 0.568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draw:auto-grow-height="true" fo:min-height="9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8cm" svg:height="14.073cm" svg:x="3.4cm" svg:y="0.628cm">
          <draw:image xlink:href="Pictures/10000000000002390000018122BDDBDAF07D4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0.788cm" svg:height="14.538cm" svg:x="7.8cm" svg:y="0.628cm" presentation:class="graphic" presentation:user-transformed="true">
          <draw:image xlink:href="Pictures/100000000000017C00000200C06CD7452FD07DD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0.4cm" svg:height="16.026cm" svg:x="7.2cm" svg:y="0cm" presentation:class="graphic" presentation:user-transformed="true">
          <draw:image xlink:href="Pictures/10000000000001C6000003478768C9042411C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2.66cm" svg:height="9.134cm" svg:x="7.54cm" svg:y="3.066cm" presentation:class="graphic" presentation:user-transformed="true">
          <draw:image xlink:href="Pictures/1000000000000155000000F63421DDF24161F1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866cm" svg:height="6.715cm" svg:x="6.534cm" svg:y="4.485cm" presentation:class="graphic" presentation:user-transformed="true">
          <draw:image xlink:href="Pictures/1000000000000194000000ABF06777F4454E4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617cm" svg:height="11.474cm" svg:x="5.383cm" svg:y="2cm" presentation:class="graphic" presentation:user-transformed="true">
          <draw:image xlink:href="Pictures/100000000000020C00000181FCEBF8C6CC041B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7.772cm" svg:height="14.935cm" svg:x="-0.2cm" svg:y="0.2cm" presentation:class="graphic" presentation:user-transformed="true">
          <draw:image xlink:href="Pictures/10000201000003CC0000022435374168ED3F50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7:34:23.622700041</meta:creation-date>
    <dc:date>2019-12-04T17:42:02.210632786</dc:date>
    <meta:editing-duration>PT7M40S</meta:editing-duration>
    <meta:editing-cycles>1</meta:editing-cycles>
    <meta:document-statistic meta:object-count="50"/>
    <meta:generator>LibreOffice/6.1.5.2$Linux_X86_64 LibreOffice_project/10$Build-2</meta:generator>
  </office:meta>
</office:document-meta>
</file>